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rebuchet MS" fo:font-size="12pt" fo:font-style="normal" fo:font-weight="normal" officeooo:rsid="0019552e" officeooo:paragraph-rsid="0019552e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rebuchet MS" fo:font-size="12pt" fo:font-style="normal" fo:font-weight="normal" officeooo:rsid="000d0f7b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12pt" fo:font-weight="bold" style:font-size-asian="12pt" style:font-weight-asian="bold" style:font-name-complex="Trebuchet MS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rebuchet MS" fo:font-size="13pt" fo:font-weight="normal" style:font-size-asian="13pt" style:font-weight-asian="normal" style:font-name-complex="Trebuchet MS" style:font-size-complex="13pt" style:font-weight-complex="normal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6pt" officeooo:paragraph-rsid="0022aa97" style:font-size-asian="16pt" style:font-name-complex="Trebuchet MS" style:font-size-complex="16pt"/>
    </style:style>
    <style:style style:name="P9" style:family="paragraph" style:parent-style-name="Standard">
      <style:paragraph-properties fo:text-align="center" style:justify-single-word="false"/>
      <style:text-properties style:font-name="Arial" style:font-name-complex="Trebuchet MS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fo:font-weight="normal" style:font-size-asian="12pt" style:font-weight-asian="normal" style:font-name-complex="Trebuchet MS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font-style="italic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8pt" fo:font-style="normal" fo:font-weight="bold" officeooo:rsid="000b7f41" officeooo:paragraph-rsid="000b7f41" style:font-size-asian="18pt" style:font-style-asian="normal" style:font-weight-asian="bold" style:font-name-complex="Trebuchet MS" style:font-size-complex="18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1bbf0c" officeooo:paragraph-rsid="001bbf0c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19552e" officeooo:paragraph-rsid="001bbf0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Text_20_body"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5fdf5" officeooo:paragraph-rsid="0025fdf5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632a0" officeooo:paragraph-rsid="0025fdf5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use-window-font-color="true" style:font-name="Trebuchet MS" fo:font-size="12pt" fo:language="pt" fo:country="BR" fo:font-style="normal" fo:font-weight="normal" officeooo:rsid="002415fd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21" style:family="paragraph" style:parent-style-name="Text_20_body">
      <style:text-properties style:use-window-font-color="true" style:font-name="Times New Roman" fo:font-size="12pt" fo:language="pt" fo:country="BR" officeooo:rsid="002b7546" officeooo:paragraph-rsid="002b7546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style>
    <style:style style:name="P22" style:family="paragraph" style:parent-style-name="Text_20_body">
      <style:text-properties officeooo:rsid="002b7546" officeooo:paragraph-rsid="002b7546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2d3955" officeooo:paragraph-rsid="002d3955"/>
    </style:style>
    <style:style style:name="P25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26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officeooo:paragraph-rsid="0010cee6" style:font-size-asian="12pt" style:font-weight-asian="normal" style:font-name-complex="Trebuchet MS" style:font-size-complex="12pt" style:font-weight-complex="normal"/>
    </style:style>
    <style:style style:name="P27" style:family="paragraph" style:parent-style-name="Standard" style:list-style-name="WW8Num1">
      <style:paragraph-properties fo:text-align="justify" style:justify-single-word="false"/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P28" style:family="paragraph" style:parent-style-name="Standard" style:list-style-name="WW8Num2">
      <style:paragraph-properties fo:text-align="justify" style:justify-single-word="false"/>
      <style:text-properties style:font-name="Trebuchet MS" fo:font-size="12pt" fo:font-weight="normal" officeooo:rsid="0010cee6" officeooo:paragraph-rsid="0010cee6" style:font-size-asian="12pt" style:font-weight-asian="normal" style:font-name-complex="Trebuchet MS" style:font-size-complex="12pt" style:font-weight-complex="normal"/>
    </style:style>
    <style:style style:name="P29" style:family="paragraph" style:parent-style-name="Standard" style:list-style-name="WW8Num1">
      <style:paragraph-properties fo:text-align="justify" style:justify-single-word="false"/>
      <style:text-properties style:font-name="Trebuchet MS" fo:font-size="12pt" fo:font-weight="normal" officeooo:rsid="00204deb" officeooo:paragraph-rsid="00204deb" style:font-size-asian="12pt" style:font-weight-asian="normal" style:font-name-complex="Trebuchet MS" style:font-size-complex="12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Trebuchet MS" fo:font-size="12pt" fo:font-style="normal" fo:font-weight="normal" officeooo:rsid="0019552e" officeooo:paragraph-rsid="0019552e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P31" style:family="paragraph" style:parent-style-name="Standard" style:list-style-name="WW8Num2">
      <style:paragraph-properties fo:text-align="justify" style:justify-single-word="false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0d0f7b" officeooo:paragraph-rsid="000d0f7b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0e0797" officeooo:paragraph-rsid="000e0797"/>
    </style:style>
    <style:style style:name="P34" style:family="paragraph" style:parent-style-name="Title" style:master-page-name="Standard">
      <style:paragraph-properties style:page-number="auto"/>
      <style:text-properties style:font-name="Arial" officeooo:rsid="0022aa97" officeooo:paragraph-rsid="0022aa97"/>
    </style:style>
    <style:style style:name="P35" style:family="paragraph" style:parent-style-name="Text_20_body" style:list-style-name="L2">
      <style:text-properties style:use-window-font-color="true" style:font-name="Trebuchet MS" fo:font-size="12pt" fo:language="pt" fo:country="BR" fo:font-style="normal" fo:font-weight="normal" officeooo:rsid="0023d87c" officeooo:paragraph-rsid="0023d87c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P36" style:family="paragraph" style:parent-style-name="Text_20_body" style:list-style-name="L3">
      <style:text-properties officeooo:rsid="002b3fad" officeooo:paragraph-rsid="002d3955"/>
    </style:style>
    <style:style style:name="P37" style:family="paragraph" style:parent-style-name="Text_20_body">
      <style:text-properties officeooo:rsid="002b3fad" officeooo:paragraph-rsid="002b3fad"/>
    </style:style>
    <style:style style:name="P38" style:family="paragraph" style:parent-style-name="Text_20_body" style:list-style-name="L4">
      <style:text-properties officeooo:rsid="000f54dd" officeooo:paragraph-rsid="000f54dd"/>
    </style:style>
    <style:style style:name="P39" style:family="paragraph" style:parent-style-name="Text_20_body">
      <style:text-properties officeooo:paragraph-rsid="003185d2"/>
    </style:style>
    <style:style style:name="P40" style:family="paragraph" style:parent-style-name="Text_20_body" style:list-style-name="L6">
      <style:paragraph-properties>
        <style:tab-stops/>
      </style:paragraph-properties>
      <style:text-properties officeooo:paragraph-rsid="003185d2"/>
    </style:style>
    <style:style style:name="P41" style:family="paragraph" style:parent-style-name="Text_20_body" style:list-style-name="L7">
      <style:paragraph-properties>
        <style:tab-stops/>
      </style:paragraph-properties>
      <style:text-properties officeooo:paragraph-rsid="003185d2"/>
    </style:style>
    <style:style style:name="P42" style:family="paragraph" style:parent-style-name="Text_20_body" style:list-style-name="L8">
      <style:paragraph-properties>
        <style:tab-stops/>
      </style:paragraph-properties>
      <style:text-properties officeooo:paragraph-rsid="003185d2"/>
    </style:style>
    <style:style style:name="P43" style:family="paragraph" style:parent-style-name="Text_20_body" style:list-style-name="L9">
      <style:paragraph-properties>
        <style:tab-stops/>
      </style:paragraph-properties>
      <style:text-properties officeooo:paragraph-rsid="003185d2"/>
    </style:style>
    <style:style style:name="P44" style:family="paragraph" style:parent-style-name="Text_20_body" style:list-style-name="L10">
      <style:paragraph-properties>
        <style:tab-stops/>
      </style:paragraph-properties>
      <style:text-properties officeooo:paragraph-rsid="003185d2"/>
    </style:style>
    <style:style style:name="P45" style:family="paragraph" style:parent-style-name="Text_20_body">
      <style:paragraph-properties fo:line-height="100%"/>
      <style:text-properties officeooo:paragraph-rsid="003185d2"/>
    </style:style>
    <style:style style:name="P46" style:family="paragraph" style:parent-style-name="Text_20_body">
      <style:text-properties officeooo:rsid="003185d2" officeooo:paragraph-rsid="003185d2"/>
    </style:style>
    <style:style style:name="P47" style:family="paragraph" style:parent-style-name="Text_20_body" style:list-style-name="L5">
      <style:paragraph-properties fo:margin-left="0.026cm" fo:margin-right="0cm" fo:text-indent="-0.026cm" style:auto-text-indent="false">
        <style:tab-stops/>
      </style:paragraph-properties>
      <style:text-properties officeooo:paragraph-rsid="003185d2"/>
    </style:style>
    <style:style style:name="P48" style:family="paragraph" style:parent-style-name="Text_20_body" style:list-style-name="L5">
      <style:paragraph-properties fo:margin-left="0.026cm" fo:margin-right="0cm" fo:line-height="100%" fo:text-indent="-0.026cm" style:auto-text-indent="false">
        <style:tab-stops/>
      </style:paragraph-properties>
      <style:text-properties officeooo:paragraph-rsid="003185d2"/>
    </style:style>
    <style:style style:name="P49" style:family="paragraph" style:parent-style-name="Text_20_body">
      <style:paragraph-properties fo:margin-left="0.026cm" fo:margin-right="0cm" fo:text-indent="-0.079cm" style:auto-text-indent="false">
        <style:tab-stops/>
      </style:paragraph-properties>
      <style:text-properties officeooo:paragraph-rsid="003185d2"/>
    </style:style>
    <style:style style:name="P50" style:family="paragraph" style:parent-style-name="Heading_20_1">
      <style:text-properties style:use-window-font-color="true" style:font-name="Arial" fo:font-size="16.1000003814697pt" fo:language="pt" fo:country="BR" fo:font-style="normal" fo:font-weight="bold" officeooo:rsid="000f54dd" style:letter-kerning="true" style:font-name-asian="DejaVu Sans1" style:font-size-asian="16.1000003814697pt" style:language-asian="zh" style:country-asian="CN" style:font-style-asian="normal" style:font-weight-asian="bold" style:font-name-complex="DejaVu Sans1" style:font-size-complex="16.1000003814697pt" style:language-complex="hi" style:country-complex="IN" style:font-style-complex="normal" style:font-weight-complex="bold"/>
    </style:style>
    <style:style style:name="P51" style:family="paragraph" style:parent-style-name="Heading_20_1">
      <style:text-properties officeooo:rsid="000f54dd" officeooo:paragraph-rsid="000f54dd"/>
    </style:style>
    <style:style style:name="T1" style:family="text">
      <style:text-properties style:font-name-asian="Trebuchet MS"/>
    </style:style>
    <style:style style:name="T2" style:family="text">
      <style:text-properties style:font-name="Trebuchet MS" fo:font-size="12pt" fo:font-weight="normal" style:font-size-asian="12pt" style:font-weight-asian="normal" style:font-name-complex="Trebuchet MS" style:font-size-complex="12pt" style:font-weight-complex="normal"/>
    </style:style>
    <style:style style:name="T3" style:family="text">
      <style:text-properties style:font-name="Trebuchet MS" fo:font-size="12pt" fo:font-weight="normal" officeooo:rsid="000b878d" style:font-size-asian="12pt" style:font-weight-asian="normal" style:font-name-complex="Trebuchet MS" style:font-size-complex="12pt" style:font-weight-complex="normal"/>
    </style:style>
    <style:style style:name="T4" style:family="text">
      <style:text-properties style:font-name="Trebuchet MS" fo:font-size="12pt" fo:font-weight="normal" officeooo:rsid="0017d2a6" style:font-size-asian="12pt" style:font-weight-asian="normal" style:font-name-complex="Trebuchet MS" style:font-size-complex="12pt" style:font-weight-complex="normal"/>
    </style:style>
    <style:style style:name="T5" style:family="text">
      <style:text-properties style:font-name="Trebuchet MS" fo:font-size="12pt" fo:font-style="italic" fo:font-weight="normal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6" style:family="text">
      <style:text-properties style:font-name="Trebuchet MS" fo:font-size="12pt" fo:font-style="italic" fo:font-weight="normal" officeooo:rsid="0017d2a6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7" style:family="text">
      <style:text-properties style:font-name="Trebuchet MS" fo:font-size="12pt" fo:font-style="italic" fo:font-weight="normal" officeooo:rsid="001b3255" style:font-size-asian="12pt" style:font-style-asian="italic" style:font-weight-asian="normal" style:font-name-complex="Trebuchet MS" style:font-size-complex="12pt" style:font-style-complex="italic" style:font-weight-complex="normal"/>
    </style:style>
    <style:style style:name="T8" style:family="text">
      <style:text-properties style:font-name="Trebuchet MS" fo:font-size="12pt" fo:font-style="italic" fo:font-weight="bold" style:font-size-asian="12pt" style:font-style-asian="italic" style:font-weight-asian="bold" style:font-name-complex="Trebuchet MS" style:font-size-complex="12pt" style:font-style-complex="italic" style:font-weight-complex="bold"/>
    </style:style>
    <style:style style:name="T9" style:family="text">
      <style:text-properties style:font-name="Trebuchet MS" fo:font-size="12pt" fo:font-style="normal" fo:font-weight="normal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0" style:family="text">
      <style:text-properties style:font-name="Trebuchet MS" fo:font-size="12pt" fo:font-style="normal" fo:font-weight="normal" officeooo:rsid="000d0f7b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1" style:family="text">
      <style:text-properties style:font-name="Trebuchet MS" fo:font-size="12pt" fo:font-style="normal" fo:font-weight="normal" officeooo:rsid="001209e9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2" style:family="text">
      <style:text-properties style:font-name="Trebuchet MS" fo:font-size="12pt" fo:font-style="normal" fo:font-weight="normal" officeooo:rsid="0015af9d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3" style:family="text">
      <style:text-properties style:font-name="Trebuchet MS" fo:font-size="12pt" fo:font-style="normal" fo:font-weight="normal" officeooo:rsid="00162fbf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4" style:family="text">
      <style:text-properties style:font-name="Trebuchet MS" fo:font-size="12pt" fo:font-style="normal" fo:font-weight="normal" officeooo:rsid="0017d2a6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5" style:family="text">
      <style:text-properties style:font-name="Trebuchet MS" fo:font-size="12pt" fo:font-style="normal" fo:font-weight="normal" officeooo:rsid="0019552e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6" style:family="text">
      <style:text-properties style:font-name="Trebuchet MS" fo:font-size="12pt" fo:font-style="normal" fo:font-weight="normal" officeooo:rsid="001b3255" style:font-size-asian="12pt" style:font-style-asian="normal" style:font-weight-asian="normal" style:font-name-complex="Trebuchet MS" style:font-size-complex="12pt" style:font-style-complex="normal" style:font-weight-complex="normal"/>
    </style:style>
    <style:style style:name="T17" style:family="text">
      <style:text-properties style:font-name="Trebuchet MS" fo:font-size="12pt" fo:font-style="normal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T18" style:family="text">
      <style:text-properties style:font-name="Trebuchet MS" fo:font-size="12pt" fo:font-style="normal" fo:font-weight="bold" officeooo:rsid="000ef6e8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T19" style:family="text">
      <style:text-properties style:font-name="Trebuchet MS" fo:font-size="12pt" fo:font-weight="bold" style:font-size-asian="12pt" style:font-weight-asian="bold" style:font-name-complex="Trebuchet MS" style:font-size-complex="12pt" style:font-weight-complex="bold"/>
    </style:style>
    <style:style style:name="T20" style:family="text">
      <style:text-properties style:font-name="Trebuchet MS" fo:font-size="12pt" fo:font-weight="bold" officeooo:rsid="000b878d" style:font-size-asian="12pt" style:font-weight-asian="bold" style:font-name-complex="Trebuchet MS" style:font-size-complex="12pt" style:font-weight-complex="bold"/>
    </style:style>
    <style:style style:name="T21" style:family="text">
      <style:text-properties officeooo:rsid="00092aa9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092aa9" style:font-style-asian="italic" style:font-style-complex="italic"/>
    </style:style>
    <style:style style:name="T24" style:family="text">
      <style:text-properties fo:font-style="italic" officeooo:rsid="0010cee6" style:font-style-asian="italic" style:font-style-complex="italic"/>
    </style:style>
    <style:style style:name="T25" style:family="text">
      <style:text-properties fo:font-style="italic" officeooo:rsid="00141dc4" style:font-style-asian="italic" style:font-style-complex="italic"/>
    </style:style>
    <style:style style:name="T26" style:family="text">
      <style:text-properties fo:font-style="italic" officeooo:rsid="002a5adb" style:font-style-asian="italic" style:font-style-complex="italic"/>
    </style:style>
    <style:style style:name="T27" style:family="text">
      <style:text-properties officeooo:rsid="000b878d"/>
    </style:style>
    <style:style style:name="T28" style:family="text">
      <style:text-properties officeooo:rsid="0010cee6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10cee6" style:font-weight-asian="bold" style:font-weight-complex="bold"/>
    </style:style>
    <style:style style:name="T31" style:family="text">
      <style:text-properties fo:font-weight="bold" officeooo:rsid="003185d2" style:font-weight-asian="bold" style:font-weight-complex="bold"/>
    </style:style>
    <style:style style:name="T32" style:family="text">
      <style:text-properties officeooo:rsid="001209e9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41dc4" style:font-style-asian="normal" style:font-style-complex="normal"/>
    </style:style>
    <style:style style:name="T35" style:family="text">
      <style:text-properties officeooo:rsid="00141dc4"/>
    </style:style>
    <style:style style:name="T36" style:family="text">
      <style:text-properties officeooo:rsid="0016c3bc"/>
    </style:style>
    <style:style style:name="T37" style:family="text">
      <style:text-properties style:use-window-font-color="true" style:font-name="Trebuchet MS" fo:font-size="12pt" fo:language="pt" fo:country="BR" fo:font-style="normal" fo:font-weight="normal" officeooo:rsid="0019552e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T38" style:family="text">
      <style:text-properties style:use-window-font-color="true" style:font-name="Trebuchet MS" fo:font-size="12pt" fo:language="pt" fo:country="BR" fo:font-style="normal" fo:font-weight="normal" officeooo:rsid="001e6e86" style:letter-kerning="true" style:font-name-asian="DejaVu Sans1" style:font-size-asian="12pt" style:language-asian="zh" style:country-asian="CN" style:font-style-asian="normal" style:font-weight-asian="normal" style:font-name-complex="Trebuchet MS" style:font-size-complex="12pt" style:language-complex="hi" style:country-complex="IN" style:font-style-complex="normal" style:font-weight-complex="normal"/>
    </style:style>
    <style:style style:name="T39" style:family="text">
      <style:text-properties style:use-window-font-color="true" style:font-name="Trebuchet MS" fo:font-size="12pt" fo:language="pt" fo:country="BR" fo:font-style="normal" fo:font-weight="bold" officeooo:rsid="0019552e" style:letter-kerning="true" style:font-name-asian="DejaVu Sans1" style:font-size-asian="12pt" style:language-asian="zh" style:country-asian="CN" style:font-style-asian="normal" style:font-weight-asian="bold" style:font-name-complex="Trebuchet MS" style:font-size-complex="12pt" style:language-complex="hi" style:country-complex="IN" style:font-style-complex="normal" style:font-weight-complex="bold"/>
    </style:style>
    <style:style style:name="T40" style:family="text">
      <style:text-properties officeooo:rsid="002415fd"/>
    </style:style>
    <style:style style:name="T41" style:family="text">
      <style:text-properties officeooo:rsid="0025fdf5"/>
    </style:style>
    <style:style style:name="T42" style:family="text">
      <style:text-properties officeooo:rsid="002632a0"/>
    </style:style>
    <style:style style:name="T43" style:family="text">
      <style:text-properties officeooo:rsid="002a5adb"/>
    </style:style>
    <style:style style:name="T44" style:family="text">
      <style:text-properties officeooo:rsid="002b7546"/>
    </style:style>
    <style:style style:name="T45" style:family="text">
      <style:text-properties style:font-name="Nimbus Sans L"/>
    </style:style>
    <style:style style:name="T46" style:family="text">
      <style:text-properties officeooo:rsid="000f54dd"/>
    </style:style>
    <style:style style:name="T47" style:family="text">
      <style:text-properties style:font-name="Nimbus Sans L"/>
    </style:style>
    <style:style style:name="T48" style:family="text">
      <style:text-properties officeooo:rsid="003185d2"/>
    </style:style>
    <style:style style:name="T49" style:family="text">
      <style:text-properties officeooo:rsid="003277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2cm" fo:text-indent="-0.635cm" fo:margin-left="1.8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2cm" fo:text-indent="-0.635cm" fo:margin-left="1.8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2cm" fo:text-indent="-0.635cm" fo:margin-left="1.8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17cm" fo:text-indent="-0.635cm" fo:margin-left="1.2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52cm" fo:text-indent="-0.635cm" fo:margin-left="1.8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57cm" fo:text-indent="-0.635cm" fo:margin-left="3.7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92cm" fo:text-indent="-0.635cm" fo:margin-left="4.3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62cm" fo:text-indent="-0.635cm" fo:margin-left="5.6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32cm" fo:text-indent="-0.635cm" fo:margin-left="6.93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TEORIA DOS GRAFOS</text:p>
      <text:p text:style-name="P8">COS242</text:p>
      <text:p text:style-name="P9"><text:span text:style-name="T21">25 de setembro de </text:span>2013</text:p>
      <text:p text:style-name="P9"/>
      <text:p text:style-name="P10"><text:span text:style-name="T22">Dupla: Guilherme Sales e Thiago </text:span><text:span text:style-name="T23">Barroso </text:span><text:span text:style-name="T22">Perrotta</text:span></text:p>
      <text:p text:style-name="P11"/>
      <text:p text:style-name="P12">Relatório da parte 1 do Trabalho</text:p>
      <text:p text:style-name="P5"/>
      <text:h text:style-name="Heading_20_1" text:outline-level="1"><text:span text:style-name="T32">Do o</text:span>bjetivo</text:h>
      <text:p text:style-name="P6"/>
      <text:p text:style-name="P1"><text:tab/>O objetivo deste trabalho de disciplina é projetar e desenvolver uma biblioteca para manipular grafos. A biblioteca deverá ser capaz de representar grafos assim como implementar um conjunto<text:span text:style-name="T1"> </text:span>de algoritmos em grafos. Esta biblioteca deve<text:span text:style-name="T27">rá</text:span> ser projetada e desenvolvida de forma que possa ser facilmente utilizada em outros programas.</text:p>
      <text:p text:style-name="P2"/>
      <text:h text:style-name="Heading_20_1" text:outline-level="1"><text:span text:style-name="T32">Das decisões de p</text:span>rojeto</text:h>
      <text:p text:style-name="P6"/>
      <text:p text:style-name="P7"><text:span text:style-name="T2">Optamos por desenvolver a nossa biblioteca </text:span><text:span text:style-name="T3">inteira</text:span><text:span text:style-name="T2"> </text:span><text:span text:style-name="T20">na</text:span><text:span text:style-name="T19"> </text:span><text:span text:style-name="T17">linguagem</text:span><text:span text:style-name="T8"> </text:span><text:span text:style-name="T17">C++, </text:span><text:span text:style-name="T11">mais especificamente com o compilador gcc (g++)</text:span><text:span text:style-name="T2">. </text:span><text:span text:style-name="T3">Dentre alguns motivos para essa decisão, destacam-se:</text:span></text:p>
      <text:p text:style-name="P2"/>
      <text:list xml:id="list6069413266670386387" text:style-name="WW8Num2">
        <text:list-item>
          <text:p text:style-name="P26">Linguagem de <text:span text:style-name="T30">médio</text:span><text:span text:style-name="T28"> nível:</text:span></text:p>
          <text:list>
            <text:list-item>
              <text:p text:style-name="P28">não ser em baixo nível implica que não é uma linguagem tão difícil de ser entendida e utilizada (como Assembly) por nós humanos: código legível;</text:p>
            </text:list-item>
            <text:list-item>
              <text:p text:style-name="P28">não ser em alto nível implica que é uma linguagem relativamente rápida; o gcc (g++) possui muitas otimizações para gerenciamento de memória e aumento de velocidade;</text:p>
            </text:list-item>
          </text:list>
        </text:list-item>
        <text:list-item>
          <text:p text:style-name="P25"><text:span text:style-name="T28">Existência </text:span>d<text:span text:style-name="T28">a</text:span> biblioteca STL <text:span text:style-name="T28">(</text:span><text:span text:style-name="T24">Stantard Templates Library</text:span><text:span text:style-name="T28">)</text:span>, que implementa eficientemente diversos algoritmos e estruturas de dados usados <text:span text:style-name="T28">que utilizamos </text:span>com freq<text:span text:style-name="T28">u</text:span>ência;</text:p>
        </text:list-item>
        <text:list-item>
          <text:p text:style-name="P25"><text:span text:style-name="T28">Suporta o</text:span>rientação a objetos, permit<text:span text:style-name="T28">indo que nosso código seja melhor estruturado através de classes (métodos e atributos);</text:span></text:p>
        </text:list-item>
        <text:list-item>
          <text:p text:style-name="P25">Possui uma grande comunidade de usuários e desenvolvedores, tornando fácil <text:span text:style-name="T28">a </text:span>consulta <text:span text:style-name="T28">a</text:span> referências e tira-dúvidas <text:span text:style-name="T35">(especialmente no </text:span><text:span text:style-name="T25">website</text:span><text:span text:style-name="T35"> de Q&amp;A </text:span><text:span text:style-name="T25">Stack Overflow</text:span><text:span text:style-name="T34">)</text:span>;</text:p>
        </text:list-item>
        <text:list-item>
          <text:p text:style-name="P31"><text:span text:style-name="T2">Linguagem</text:span><text:span text:style-name="T5"> </text:span><text:span text:style-name="T12">de código aberto e de natureza bastante compatível e integrada <text:s text:c="2"/>com um ambiente GNU/Linux e com os editores GNU Emacs e Gedit, que é os editores de texto que estamos utilizando, </text:span><text:span text:style-name="T13">acompanhados </text:span><text:span text:style-name="T12">com um Makefile;</text:span></text:p>
        </text:list-item>
      </text:list>
      <text:list xml:id="list1280752738578889857" text:style-name="WW8Num1">
        <text:list-item>
          <text:p text:style-name="P27">Nós dois já tínhamos conhecimento <text:span text:style-name="T36">prévio </text:span>da linguagem, <text:span text:style-name="T36">o que facilita bastante o trabalho de escrever o código.</text:span></text:p>
        </text:list-item>
        <text:list-item>
          <text:p text:style-name="P29"><text:span text:style-name="T36">É </text:span>relativamente fácil realizar testes <text:span text:style-name="T29">simples </text:span>do código, utilizando a função <text:span text:style-name="T22">assert</text:span><text:span text:style-name="T33"> da biblioteca </text:span><text:span text:style-name="T22">cassert</text:span><text:span text:style-name="T33">.</text:span></text:p>
        </text:list-item>
      </text:list>
      <text:p text:style-name="P7"/>
      <text:p text:style-name="P7"><text:span text:style-name="T2">Outra decisão relevante para o projeto foi </text:span><text:span text:style-name="T4">a de usar </text:span><text:span text:style-name="T2">o </text:span><text:span text:style-name="T5">software </text:span><text:span text:style-name="T14">aberto</text:span><text:span text:style-name="T6"> </text:span><text:span text:style-name="T17">G</text:span><text:span text:style-name="T18">IT</text:span><text:span text:style-name="T5">. </text:span><text:span text:style-name="T10">Tivemos as seguintes </text:span><text:span text:style-name="T15">principais </text:span><text:span text:style-name="T10">vantagens </text:span><text:span text:style-name="T15">e razões para usá-lo:</text:span></text:p>
      <text:p text:style-name="P4"><text:soft-page-break/></text:p>
      <text:list xml:id="list846305306941733666" text:style-name="L1">
        <text:list-item>
          <text:p text:style-name="P32"><text:span text:style-name="T9">Sistema de </text:span><text:span text:style-name="T17">controle de versão</text:span><text:span text:style-name="T9">, de modo que poderíamos voltar para qualquer ponto do projeto quando desejássemos </text:span><text:span text:style-name="T15">(caso cometêssemos erros futuros);</text:span></text:p>
        </text:list-item>
        <text:list-item>
          <text:p text:style-name="P32"><text:span text:style-name="T9">Solução </text:span><text:span text:style-name="T15">melhor </text:span><text:span text:style-name="T9">integrada para </text:span><text:span text:style-name="T17">trabalhar em paralelo</text:span><text:span text:style-name="T9"> em várias partes diferentes do mesmo código e depois </text:span><text:span text:style-name="T17">juntar as modificações</text:span><text:span text:style-name="T9">. </text:span><text:span text:style-name="T16">Em particular, a facilidade de ver os </text:span><text:span text:style-name="T7">diffs </text:span><text:span text:style-name="T16">entre cada </text:span><text:span text:style-name="T7">commit </text:span><text:span text:style-name="T16">facilitaram enormemente saber o que foi modificado.</text:span></text:p>
        </text:list-item>
        <text:list-item>
          <text:p text:style-name="P33"><text:span text:style-name="T9">Integração com a </text:span><text:span text:style-name="T17">nuvem</text:span><text:span text:style-name="T9">, de modo que era bastante fácil editar/</text:span><text:span text:style-name="T15">obter</text:span><text:span text:style-name="T9"> o código de qualquer lugar; e também sistema de notificações de </text:span><text:span text:style-name="T5">commits</text:span><text:span text:style-name="T9"> por e-mail.</text:span></text:p>
        </text:list-item>
        <text:list-item>
          <text:p text:style-name="P30">Sempre tivemos vontade de aprender e trabalhar com um sistema CVS. Achamos que essa era uma ótima oportunidade para fazer isso.</text:p>
        </text:list-item>
      </text:list>
      <text:p text:style-name="P3"/>
      <text:p text:style-name="P3"><text:tab/><text:span text:style-name="T43">Também utilizamos o </text:span><text:span text:style-name="T26">debugger</text:span><text:span text:style-name="T43"> GDB algumas vezes, principalmente para detectar erros como falha de segmentação no código.</text:span></text:p>
      <text:list xml:id="list101434180991447" text:continue-numbering="true" text:style-name="L1">
        <text:list-header>
          <text:p text:style-name="P30"/>
        </text:list-header>
      </text:list>
      <text:p text:style-name="P13"><text:tab/><text:span text:style-name="T37">Outra decisão para o projeto: desenvolvê-lo completamente com ferramentas livres (pelo menos até então, </text:span><text:span text:style-name="T38">e o máximo que pudermos</text:span><text:span text:style-name="T37">), o que é mais filosófico do que relevante para o trabalho, mas significa que acreditamos na qualidade do software livre. Algumas ferramentas livres já foram citadas, como o git, o gedit, o utilitário make, e o GNU Emacs. Além disso, estamos desenvolvendo o código completamente em um ambiente </text:span><text:span text:style-name="T39">GNU/Linux</text:span><text:span text:style-name="T37">, e editando este documento com o LibreOffice.</text:span></text:p>
      <text:p text:style-name="P14"/>
      <text:h text:style-name="P50" text:outline-level="1">Da estrutura do projeto</text:h>
      <text:p text:style-name="P16">Para essa primeira parte do trabalho, dividimos nossa biblioteca em 3 arquivos: </text:p>
      <text:list xml:id="list709519404747990083" text:style-name="L2">
        <text:list-item>
          <text:p text:style-name="P35">graph.h</text:p>
        </text:list-item>
        <text:list-item>
          <text:p text:style-name="P35">graph.cpp</text:p>
        </text:list-item>
        <text:list-item>
          <text:p text:style-name="P35">graph_test.cpp</text:p>
        </text:list-item>
      </text:list>
      <text:p text:style-name="P17"><text:tab/>O primeiro inclui simplesmente o <text:span text:style-name="T22">header</text:span> do projeto (assinaturas de função etc) e a definição da classe principal do grafo. Ele é uma das chaves para manter o código organizado e modularizado. Resolvemos fazer assim pensando no futuro, pois isso tornará mais fácil, posteriormente, acrescentar novas funcionalidades à nossa biblioteca.</text:p>
      <text:p text:style-name="P17"><text:tab/>O segundo contém a implementação <text:span text:style-name="T41">de todas as funções</text:span> listad<text:span text:style-name="T41">a</text:span>s no <text:span text:style-name="T22">header</text:span>. É o maior arquivo <text:span text:style-name="T41">de todos</text:span>. <text:span text:style-name="T40">Esse arquivo poderia ser dividido em vários outros mas, para simplificar, preferimos manter um arquivo só por enquanto.</text:span></text:p>
      <text:p text:style-name="P18"><text:span text:style-name="T40"><text:tab/>O </text:span>terceiro arquivo possui um papel fundamental para a biblioteca, que é assegurar a sua <text:span text:style-name="T29">validade</text:span>! Nele incluímos uma pequena suíte de testes para a biblioteca, o que significa que incluímos vários casos de testes de grafos como entrada, visando testar vários métodos e funções da nossa classe. Note que os testes (no que diz respeito a sua implementação) são bastante simples, constituindo basicamente de vários <text:span text:style-name="T22">asserts</text:span>.</text:p>
      <text:p text:style-name="P18"><text:tab/><text:span text:style-name="T42">Também temos um Makefile para compilar o projeto adequadamente.</text:span></text:p>
      <text:p text:style-name="P19"><text:tab/>Eventualmente abusamos de vários arquivos de texto para servir como entrada de testes durante o desenvolvimento do projeto. No entanto, após refinação do código, esses arquivos passam a ser integrados no graph_test.cpp.</text:p>
      <text:p text:style-name="P20"/>
      <text:h text:style-name="P51" text:outline-level="1"><text:soft-page-break/>Estudo de Caso 1</text:h>
      <text:list xml:id="list5802590147029517563" text:style-name="L5">
        <text:list-header>
          <text:p text:style-name="P47"><text:span text:style-name="T29">1</text:span>. Medimos a quantidade de memória utilizada por cada representação usando o comando <text:span text:style-name="T45">free -m </text:span>antes e durante a duração de um programa que só guardava o grafo na estrutura de dados pedida. Os resultados foram os seguintes (em megabytes):</text:p>
          <text:p text:style-name="P48">Matriz: 1243, 1225, 1233, 1213, 1234, 1228, 1256, 1243, 1244 <text:span text:style-name="T48">==&gt; </text:span>MÉDIA: <text:span text:style-name="T29">1235 MB</text:span></text:p>
        </text:list-header>
      </text:list>
      <text:p text:style-name="P45">Lista: 10, 0, 0, 3, 3, 2, 2, 3, 8, 2 <text:s/><text:span text:style-name="T48">==&gt; </text:span>MÉDIA: <text:span text:style-name="T29">3 MB</text:span></text:p>
      <text:p text:style-name="P45"/>
      <text:p text:style-name="P39"><text:span text:style-name="T29">2.</text:span> Usamos a função clock() do &lt;ctime&gt;, medimos o tempo antes e depois de rodar bfs(source). Obtivemos os seguintes resultados:</text:p>
      <text:p text:style-name="P49"><text:tab/>Vértice 1:</text:p>
      <text:list xml:id="list1261698366528489178" text:style-name="L6">
        <text:list-item>
          <text:p text:style-name="P40">matriz: 5800, 5840, 5860, 5840, 5860 <text:span text:style-name="T48">==&gt;</text:span> MÉDIA 5840 ms </text:p>
        </text:list-item>
        <text:list-item>
          <text:p text:style-name="P40">lista: 20, 0, 0, 0, 20 <text:span text:style-name="T48">==&gt;</text:span> MÉDIA 8 ms </text:p>
        </text:list-item>
      </text:list>
      <text:p text:style-name="P49">Vértice 10: </text:p>
      <text:list xml:id="list6316826724975114914" text:style-name="L7">
        <text:list-item>
          <text:p text:style-name="P41">matriz: 5800,5860,5800,5840,5800 <text:span text:style-name="T48">==&gt; </text:span>MÉDIA 5820 ms </text:p>
        </text:list-item>
        <text:list-item>
          <text:p text:style-name="P41">lista: 20, 0,20,0,0 <text:span text:style-name="T48">==&gt; </text:span>MÉDIA 8 ms</text:p>
        </text:list-item>
      </text:list>
      <text:p text:style-name="P49"/>
      <text:p text:style-name="P49">Vértice 100: </text:p>
      <text:list xml:id="list2435455123696405253" text:style-name="L8">
        <text:list-item>
          <text:p text:style-name="P42">matriz: 5800,5860,5860,5800,5800 <text:span text:style-name="T48">==&gt;</text:span> MÉDIA 5824 ms</text:p>
        </text:list-item>
        <text:list-item>
          <text:p text:style-name="P42">lista: 0,20,0,20,0 <text:span text:style-name="T48">==&gt; </text:span>MEDIA 8 ms</text:p>
        </text:list-item>
      </text:list>
      <text:p text:style-name="P49"/>
      <text:p text:style-name="P49">Vértice 1000: </text:p>
      <text:list xml:id="list3361218952158442687" text:style-name="L9">
        <text:list-item>
          <text:p text:style-name="P43">matriz: 5840, 5800, 5880,5860,5840 <text:span text:style-name="T48">==&gt; </text:span>MÉDIA 5844 ms</text:p>
        </text:list-item>
        <text:list-item>
          <text:p text:style-name="P43">lista: 20,0,0,0,20 <text:span text:style-name="T48">==&gt; </text:span>MEDIA 8 ms</text:p>
        </text:list-item>
      </text:list>
      <text:p text:style-name="P49"/>
      <text:p text:style-name="P49">Vértice 42: </text:p>
      <text:list xml:id="list8306930186585669061" text:style-name="L10">
        <text:list-item>
          <text:p text:style-name="P44">matriz: 5880,5860,5780,5840,5800 <text:span text:style-name="T48">==&gt; </text:span>MÉDIA 5832 ms</text:p>
        </text:list-item>
        <text:list-item>
          <text:p text:style-name="P44">lista: 0,0,0,20,0 <text:span text:style-name="T48">==&gt; </text:span>MEDIA 4 ms</text:p>
        </text:list-item>
      </text:list>
      <text:list xml:id="list8748172104399212073" text:style-name="L3">
        <text:list-header>
          <text:p text:style-name="P36"/>
        </text:list-header>
      </text:list>
      <text:p text:style-name="P37"><text:span text:style-name="T31">3.</text:span><text:span text:style-name="T48"> </text:span>Ver arquivo answers/a1-3. <text:span text:style-name="T44">O maior grau do grafo é o do vértice 1, como podemos ver no arquivo anterior. Esse grau vale delta(G) = 2161;</text:span></text:p>
      <text:p text:style-name="P22">Comando: <text:span text:style-name="T45">cat as_graph.txt | awk '{ if($1=="1") print $1 " " $2}' | wc </text:span></text:p>
      <text:p text:style-name="P21">O menor grau do grafo é zero (existem vários nós isolados).</text:p>
      <text:p text:style-name="P21">Isso significa que existe um contraste grande entre os graus encontrados nesse grafo.</text:p>
      <text:p text:style-name="P46"><text:span text:style-name="T29">4.</text:span> <text:span text:style-name="T49">Existem, no total, 14386 componentes conexas.</text:span></text:p>
      <text:h text:style-name="P51" text:outline-level="1"><text:s/>Estudo de Caso 2</text:h>
      <text:list xml:id="list2951802339628042830" text:style-name="L4">
        <text:list-item>
          <text:p text:style-name="P38"/>
        </text:list-item>
      </text:list>
      <text:p text:style-name="P15"><text:soft-page-break/></text:p>
      <text:p text:style-name="P15"/>
      <text:p text:style-name="P1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" svg:font-family="OpenSymbol, 'Arial Unicode MS'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pt" fo:country="BR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fo:font-size="12pt" style:font-size-asian="12pt" style:font-name-complex="OpenSymbol" style:font-size-complex="12pt"/>
    </style:style>
    <style:style style:name="WW8Num2z1" style:family="text">
      <style:text-properties style:font-name="OpenSymbol" style:font-name-complex="Open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herme </meta:initial-creator>
    <meta:creation-date>2013-09-23T23:45:39</meta:creation-date>
    <meta:editing-duration>P2171DT11H1M55S</meta:editing-duration>
    <dc:date>2013-09-25T10:14:32.478407517</dc:date>
    <meta:generator>LibreOffice/4.1.1.2$Linux_x86 LibreOffice_project/410m0$Build-2</meta:generator>
    <meta:editing-cycles>40</meta:editing-cycles>
    <meta:document-statistic meta:table-count="0" meta:image-count="0" meta:object-count="0" meta:page-count="4" meta:paragraph-count="63" meta:word-count="1000" meta:character-count="6138" meta:non-whitespace-character-count="5210"/>
  </office:meta>
</office:document-meta>
</file>